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Segoe UI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style:font-name="Segoe UI" fo:font-size="36pt" style:font-size-asian="36pt" style:font-size-complex="36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476</text:span></text:p>
            <text:p text:style-name="P1"><text:span text:style-name="T2">“</text:span><text:span text:style-name="T2">Who Are You Who Walk in Sorrow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384cm" svg:height="7.011cm" svg:x="1.778cm" svg:y="1.016cm">
          <draw:text-box>
            <text:p text:style-name="P1"><text:span text:style-name="T3">1.</text:span><text:span text:style-name="T4"> Who are you who walk in sorrow</text:span></text:p>
            <text:p text:style-name="P1"><text:span text:style-name="T4">Down Emmaus’ <text:s/>barren road,</text:span></text:p>
            <text:p text:style-name="P1"><text:span text:style-name="T4">Hearts distraught and hope defeated,</text:span></text:p>
            <text:p text:style-name="P1"><text:span text:style-name="T4">Bent beneath grief’s crushing loa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4.384cm" svg:height="7.011cm" svg:x="1.778cm" svg:y="1.016cm">
          <draw:text-box>
            <text:p text:style-name="P1"><text:span text:style-name="T5">Nameless mourners, we will join you,</text:span></text:p>
            <text:p text:style-name="P1"><text:span text:style-name="T5">We who also mourn our dead;</text:span></text:p>
            <text:p text:style-name="P1"><text:span text:style-name="T5">We have stood by graves unyielding,</text:span></text:p>
            <text:p text:style-name="P1"><text:span text:style-name="T5">Eaten death’s bare, bitter br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6" draw:layer="layout" svg:width="24.384cm" svg:height="7.011cm" svg:x="1.778cm" svg:y="1.016cm">
          <draw:text-box>
            <text:p text:style-name="P1"><text:span text:style-name="T3">2.</text:span><text:span text:style-name="T4"> Who is this who joins our journey,</text:span></text:p>
            <text:p text:style-name="P1"><text:span text:style-name="T4">Walking with us stride by stride?</text:span></text:p>
            <text:p text:style-name="P1"><text:span text:style-name="T4">Unknown Stranger, can You fathom</text:span></text:p>
            <text:p text:style-name="P1"><text:span text:style-name="T4">Depths of grief for one who di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6" draw:layer="layout" svg:width="24.384cm" svg:height="7.011cm" svg:x="1.778cm" svg:y="1.016cm">
          <draw:text-box>
            <text:p text:style-name="P1"><text:span text:style-name="T4">Then the wonder! When we told You</text:span></text:p>
            <text:p text:style-name="P1"><text:span text:style-name="T4">How our dreams to dust have turned,</text:span></text:p>
            <text:p text:style-name="P1"><text:span text:style-name="T4">Then You opened wide the Scriptures</text:span></text:p>
            <text:p text:style-name="P1"><text:span text:style-name="T4">Till our hearts within us bur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6" draw:layer="layout" svg:width="24.384cm" svg:height="7.011cm" svg:x="1.778cm" svg:y="1.016cm">
          <draw:text-box>
            <text:p text:style-name="P1"><text:span text:style-name="T3">3.</text:span><text:span text:style-name="T4"> Who are You? Our hearts are opened</text:span></text:p>
            <text:p text:style-name="P1"><text:span text:style-name="T4">In the breaking of the bread-</text:span></text:p>
            <text:p text:style-name="P1"><text:span text:style-name="T4">Christ the victim, now the victor</text:span></text:p>
            <text:p text:style-name="P1"><text:span text:style-name="T4">Living, risen from the d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6" draw:layer="layout" svg:width="24.384cm" svg:height="7.011cm" svg:x="1.778cm" svg:y="1.016cm">
          <draw:text-box>
            <text:p text:style-name="P1"><text:span text:style-name="T4">Great companion on our journey,</text:span></text:p>
            <text:p text:style-name="P1"><text:span text:style-name="T4">Still surprise us with Your grace!</text:span></text:p>
            <text:p text:style-name="P1"><text:span text:style-name="T4">Make each day a new Emmaus;</text:span></text:p>
            <text:p text:style-name="P1"><text:span text:style-name="T4">On our hearts Your image t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6" draw:layer="layout" svg:width="24.384cm" svg:height="7.011cm" svg:x="1.778cm" svg:y="1.016cm">
          <draw:text-box>
            <text:p text:style-name="P1"><text:span text:style-name="T4">4. Who are we who travel with You</text:span></text:p>
            <text:p text:style-name="P1"><text:span text:style-name="T4">On our way through life to death?</text:span></text:p>
            <text:p text:style-name="P1"><text:span text:style-name="T4">Women, men, the young, the aging,</text:span></text:p>
            <text:p text:style-name="P1"><text:span text:style-name="T4">Wakened by the Spirit’s brea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6" draw:layer="layout" svg:width="24.384cm" svg:height="7.011cm" svg:x="1.778cm" svg:y="1.016cm">
          <draw:text-box>
            <text:p text:style-name="P1"><text:span text:style-name="T4">At the font You claim and name us,</text:span></text:p>
            <text:p text:style-name="P1"><text:span text:style-name="T4">Born of water and the Word;</text:span></text:p>
            <text:p text:style-name="P1"><text:span text:style-name="T4">At the table still You feed us,</text:span></text:p>
            <text:p text:style-name="P1"><text:span text:style-name="T4">Host us as our risen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7" draw:layer="layout" svg:width="24.384cm" svg:height="7.011cm" svg:x="1.778cm" svg:y="1.016cm">
          <draw:text-box>
            <text:p text:style-name="P1"><text:span text:style-name="T3">5.</text:span><text:span text:style-name="T4"> Alleluia! Alleluia!</text:span></text:p>
            <text:p text:style-name="P1"><text:span text:style-name="T4">Is the Easter hymn we sing!</text:span></text:p>
            <text:p text:style-name="P1"><text:span text:style-name="T4">Take our life, our joy, our worship</text:span></text:p>
            <text:p text:style-name="P1"><text:span text:style-name="T4">As the gift of love we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8" draw:layer="layout" svg:width="24.384cm" svg:height="13.401cm" svg:x="1.778cm" svg:y="0.762cm">
          <draw:text-box>
            <text:p text:style-name="P1"><text:span text:style-name="T4">You have formed us all one people</text:span></text:p>
            <text:p text:style-name="P1"><text:span text:style-name="T4">Called from ev’ry land and race.</text:span></text:p>
            <text:p text:style-name="P1"><text:span text:style-name="T4">Make the Church Your servant body,</text:span></text:p>
            <text:p text:style-name="P1"><text:span text:style-name="T4">Sent to share Your healing grace!</text:span></text:p>
            <text:p text:style-name="P1"><text:span text:style-name="T6"/></text:p>
            <text:p><text:span text:style-name="T7">2000 National Association </text:span></text:p>
            <text:p><text:span text:style-name="T7"><text:s text:c="9"/></text:span><text:span text:style-name="T7">of Pastoral Musicians.</text:span></text:p>
            <text:p><text:span text:style-name="T7">Used by permission:</text:span></text:p>
            <text:p><text:span text:style-name="T7">LSB Hymn License</text:span></text:p>
            <text:p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22:53:25.390000000</meta:creation-date>
    <dc:date>2019-01-17T20:29:59.678000000</dc:date>
    <meta:editing-duration>PT7M34S</meta:editing-duration>
    <meta:editing-cycles>7</meta:editing-cycles>
    <meta:generator>LibreOffice/6.1.3.2$Windows_X86_64 LibreOffice_project/86daf60bf00efa86ad547e59e09d6bb77c699acb</meta:generator>
    <meta:document-statistic meta:object-count="186"/>
  </office:meta>
</office:document-meta>
</file>